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ks zum Digital Survival Training</text:h>
      <text:p text:style-name="Standard"/>
      <text:p text:style-name="Standard"/>
      <text:p text:style-name="Standard"/>
      <text:p text:style-name="Standard"/>
      <text:p text:style-name="Standard"><text:a xlink:type="simple" xlink:href="https://github.com/Phalanstere/DigitalSurvival/blob/master/BuildingBlocks.md" text:style-name="Internet_20_link" text:visited-style-name="Visited_20_Internet_20_Link">Grundbausteine des Internets</text:a></text:p>
      <text:p text:style-name="Standard">Hier wird erklärt, was es mit HTML, CSS, Javascript auf sich hat</text:p>
      <text:p text:style-name="Standard"/>
      <text:p text:style-name="Standard"><text:a xlink:type="simple" xlink:href="http://ludicmedia.de/Courses/DigitalSurvival/" text:style-name="Internet_20_link" text:visited-style-name="Visited_20_Internet_20_Link">Demo Variable</text:a></text:p>
      <text:p text:style-name="Standard">Hier wird die Logik eines Bits vorgeführt</text:p>
      <text:p text:style-name="Standard">Bitte mit Pfeil-Rechts weiternavigieren</text:p>
      <text:p text:style-name="Standard"/>
      <text:p text:style-name="Standard"/>
      <text:p text:style-name="Standard"><text:a xlink:type="simple" xlink:href="http://www.ludicmedia.de/DS/DigitalS/Lektion01/index.html" text:style-name="Internet_20_link" text:visited-style-name="Visited_20_Internet_20_Link">Lektion 1</text:a></text:p>
      <text:p text:style-name="Standard"/>
      <text:p text:style-name="Standard">Hier geht es um die grundsätzliche Frage, was eine Variable ist</text:p>
      <text:p text:style-name="Standard"/>
      <text:p text:style-name="Standard"><text:a xlink:type="simple" xlink:href="http://www.ludicmedia.de/DS/DigitalS/Lektion02/index.html" text:style-name="Internet_20_link" text:visited-style-name="Visited_20_Internet_20_Link">Lektion 2</text:a> </text:p>
      <text:p text:style-name="Standard"/>
      <text:p text:style-name="Standard">Erweiterung der Fragestellung: Wie lässt sich ein Boolescher Wert in sein Gegenteil verkehren? Der !-Operator</text:p>
      <text:p text:style-name="Standard"/>
      <text:p text:style-name="Standard"><text:a xlink:type="simple" xlink:href="http://www.ludicmedia.de/DS/DigitalS/Lektion03/index.html" text:style-name="Internet_20_link" text:visited-style-name="Visited_20_Internet_20_Link">Lektion 3</text:a></text:p>
      <text:p text:style-name="Standard"/>
      <text:p text:style-name="Standard">Elementare Rechenoperation</text:p>
      <text:p text:style-name="Standard"/>
      <text:p text:style-name="Standard"><text:a xlink:type="simple" xlink:href="http://www.ludicmedia.de/DS/DigitalS/Lektion04/index.html" text:style-name="Internet_20_link" text:visited-style-name="Visited_20_Internet_20_Link">Lektion 4</text:a></text:p>
      <text:p text:style-name="Standard">Inkrementierung / Dekrementierung</text:p>
      <text:p text:style-name="Standard"/>
      <text:p text:style-name="Standard"><text:a xlink:type="simple" xlink:href="http://www.ludicmedia.de/DS/DigitalS/Lektion05/index.html" text:style-name="Internet_20_link" text:visited-style-name="Visited_20_Internet_20_Link">Lektion 5</text:a></text:p>
      <text:p text:style-name="Standard">Die Gleichheitszeichen: Zuweisung, Wertvergleich, Typenvergleich</text:p>
      <text:p text:style-name="Standard"/>
      <text:p text:style-name="Standard"><text:a xlink:type="simple" xlink:href="http://www.ludicmedia.de/DS/DigitalS/Lektion06/index.html" text:style-name="Internet_20_link" text:visited-style-name="Visited_20_Internet_20_Link">Lektion 6</text:a></text:p>
      <text:p text:style-name="Standard">Zufall – <text:span text:style-name="T2">if</text:span><text:span text:style-name="T1"> </text:span><text:span text:style-name="T2">clause</text:span> - Einführung des Math-Objekts</text:p>
      <text:p text:style-name="Standard"/>
      <text:p text:style-name="Standard"/>
      <text:p text:style-name="Standard"><text:a xlink:type="simple" xlink:href="http://www.ludicmedia.de/DS/DigitalS/Lektion07/index.html" text:style-name="Internet_20_link" text:visited-style-name="Visited_20_Internet_20_Link">Lektion 7</text:a></text:p>
      <text:p text:style-name="Standard">Einführung in die Logik des Objekts am <text:s/>Beispiel der Farbe</text:p>
      <text:p text:style-name="Standard"/>
      <text:p text:style-name="Standard"><text:a xlink:type="simple" xlink:href="http://www.ludicmedia.de/DS/DigitalS/Lektion08/index.html" text:style-name="Internet_20_link" text:visited-style-name="Visited_20_Internet_20_Link">Lektion 8</text:a></text:p>
      <text:p text:style-name="Standard">Das <text:span text:style-name="T2">String</text:span> Objekt; wie man Zeichenketten manipuliert</text:p>
      <text:p text:style-name="Standard"/>
      <text:p text:style-name="Standard"><text:a xlink:type="simple" xlink:href="http://www.ludicmedia.de/DS/DigitalS/Lektion09/index.html" text:style-name="Internet_20_link" text:visited-style-name="Visited_20_Internet_20_Link">Lektion 9</text:a></text:p>
      <text:p text:style-name="Standard">Das Callcenter</text:p>
      <text:p text:style-name="Standard">Der <text:span text:style-name="T2">switch-clause</text:span></text:p>
      <text:p text:style-name="Standard"/>
      <text:p text:style-name="Standard"><text:a xlink:type="simple" xlink:href="http://www.ludicmedia.de/DS/DigitalS/Lektion10/index.html" text:style-name="Internet_20_link" text:visited-style-name="Visited_20_Internet_20_Link">Lektion 10</text:a></text:p>
      <text:p text:style-name="Standard">Die <text:span text:style-name="T2">for-Schleife</text:span></text:p>
      <text:p text:style-name="Standard"><text:soft-page-break/><text:span text:style-name="T1"/></text:p>
      <text:p text:style-name="Standard"><text:span text:style-name="T2">Arrays</text:span>, Einführung in die Listenvererwaltung, Sprachausgabe</text:p>
      <text:p text:style-name="Standard"/>
      <text:p text:style-name="Standard"><text:a xlink:type="simple" xlink:href="http://www.ludicmedia.de/DS/DigitalS/Lektion11/index.html" text:style-name="Internet_20_link" text:visited-style-name="Visited_20_Internet_20_Link">Lektion 11</text:a></text:p>
      <text:p text:style-name="Standard">Timeout, Logik einer Funktion </text:p>
      <text:p text:style-name="Standard"/>
      <text:p text:style-name="Standard"><text:a xlink:type="simple" xlink:href="http://ludicmedia.de/Courses/DigitalSurvival/functions.html" text:style-name="Internet_20_link" text:visited-style-name="Visited_20_Internet_20_Link">Demo Funktionen</text:a></text:p>
      <text:p text:style-name="Standard">Navigation mit Pfeil vorwärts</text:p>
      <text:p text:style-name="Standard"/>
      <text:p text:style-name="Standard"/>
      <text:p text:style-name="Standard"><text:a xlink:type="simple" xlink:href="http://www.ludicmedia.de/DS/DigitalS/Lektion12/index.html" text:style-name="Internet_20_link" text:visited-style-name="Visited_20_Internet_20_Link">Lektion 12</text:a></text:p>
      <text:p text:style-name="Standard">Loops, das <text:span text:style-name="T2">DOM</text:span>-Objekt</text:p>
      <text:p text:style-name="Standard"/>
      <text:p text:style-name="Standard"/>
      <text:p text:style-name="Standard"><text:a xlink:type="simple" xlink:href="http://www.ludicmedia.de/DS/DigitalS/Lektion13/index.html" text:style-name="Internet_20_link" text:visited-style-name="Visited_20_Internet_20_Link">Lektion 14</text:a></text:p>
      <text:p text:style-name="Standard">Enigma-Entschlüsselung</text:p>
      <text:p text:style-name="Standard"/>
      <text:p text:style-name="Standard"><text:a xlink:type="simple" xlink:href="https://github.com/Phalanstere/DigitalSurvival/blob/master/lists/letter.md" text:style-name="Internet_20_link" text:visited-style-name="Visited_20_Internet_20_Link">Enigma, Schritt für Schritt-Anleitung</text:a></text:p>
      <text:p text:style-name="Standard"/>
      <text:p text:style-name="Standard"/>
      <text:p text:style-name="Standard"><text:a xlink:type="simple" xlink:href="http://www.ludicmedia.de/DS/DigitalS/Lektion15/index.html" text:style-name="Internet_20_link" text:visited-style-name="Visited_20_Internet_20_Link">Lektion 15</text:a></text:p>
      <text:p text:style-name="Standard">APIs am Beispiel der Wikipedia erklärt, <text:span text:style-name="T2">Callbacks</text:span></text:p>
      <text:p text:style-name="Standard"><text:span text:style-name="T2"/></text:p>
      <text:p text:style-name="Standard"><text:span text:style-name="T2"/></text:p>
      <text:p text:style-name="Standard"><text:a xlink:type="simple" xlink:href="https://github.com/Phalanstere/DigitalSurvival/blob/master/Autobau.md" text:style-name="Internet_20_link" text:visited-style-name="Visited_20_Internet_20_Link">Autobau</text:a></text:p>
      <text:p text:style-name="Standard">Wie man ein Objekt konstruiert, Schritt für Schri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Burckhardt</meta:initial-creator>
    <meta:creation-date>2018-09-16T17:28:23.15</meta:creation-date>
    <meta:document-statistic meta:table-count="0" meta:image-count="0" meta:object-count="0" meta:page-count="2" meta:paragraph-count="41" meta:word-count="168" meta:character-count="1172"/>
    <dc:date>2018-09-16T17:54:59.54</dc:date>
    <dc:creator>Martin Burckhardt</dc:creator>
    <meta:editing-duration>PT10M15S</meta:editing-duration>
    <meta:editing-cycles>1</meta:editing-cycles>
    <meta:generator>OpenOffice/4.1.5$Win32 OpenOffice.org_project/415m1$Build-9789</meta:generator>
  </office:meta>
</office:document-meta>
</file>